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0.9pt"/>
    </style:style>
    <style:style style:name="co2" style:family="table-column">
      <style:table-column-properties fo:break-before="auto" style:column-width="121.41pt"/>
    </style:style>
    <style:style style:name="co3" style:family="table-column">
      <style:table-column-properties fo:break-before="auto" style:column-width="142.6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100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Boston Average(sys Sec)</text:p>
          </table:table-cell>
          <table:table-cell office:value-type="string" calcext:value-type="string">
            <text:p>Advertising Average(sys Sec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5ad.4xlarge</text:p>
          </table:table-cell>
          <table:table-cell office:value-type="float" office:value="10.23" calcext:value-type="float">
            <text:p>10.23</text:p>
          </table:table-cell>
          <table:table-cell office:value-type="float" office:value="14.766" calcext:value-type="float">
            <text:p>14.7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.medium</text:p>
          </table:table-cell>
          <table:table-cell office:value-type="float" office:value="10.87" calcext:value-type="float">
            <text:p>10.87</text:p>
          </table:table-cell>
          <table:table-cell office:value-type="float" office:value="17.757" calcext:value-type="float">
            <text:p>17.7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.xlarge</text:p>
          </table:table-cell>
          <table:table-cell office:value-type="float" office:value="10.208" calcext:value-type="float">
            <text:p>10.208</text:p>
          </table:table-cell>
          <table:table-cell office:value-type="float" office:value="14.802" calcext:value-type="float">
            <text:p>14.8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3a.2xlarge</text:p>
          </table:table-cell>
          <table:table-cell office:value-type="float" office:value="14.332" calcext:value-type="float">
            <text:p>14.332</text:p>
          </table:table-cell>
          <table:table-cell office:value-type="float" office:value="15.975" calcext:value-type="float">
            <text:p>15.9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3a.large</text:p>
          </table:table-cell>
          <table:table-cell office:value-type="float" office:value="13.34" calcext:value-type="float">
            <text:p>13.34</text:p>
          </table:table-cell>
          <table:table-cell office:value-type="float" office:value="21.18" calcext:value-type="float">
            <text:p>21.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ure</text:p>
          </table:table-cell>
          <table:table-cell office:value-type="float" office:value="14.35" calcext:value-type="float">
            <text:p>14.35</text:p>
          </table:table-cell>
          <table:table-cell office:value-type="float" office:value="21.55" calcext:value-type="float">
            <text:p>21.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ogle</text:p>
          </table:table-cell>
          <table:table-cell office:value-type="float" office:value="18.27" calcext:value-type="float">
            <text:p>18.27</text:p>
          </table:table-cell>
          <table:table-cell office:value-type="float" office:value="28.91" calcext:value-type="float">
            <text:p>28.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cal Computer</text:p>
          </table:table-cell>
          <table:table-cell office:value-type="float" office:value="6.22" calcext:value-type="float">
            <text:p>6.22</text:p>
          </table:table-cell>
          <table:table-cell office:value-type="float" office:value="11.75" calcext:value-type="float">
            <text:p>11.7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Boston01</text:p>
          </table:table-cell>
          <table:table-cell office:value-type="string" calcext:value-type="string">
            <text:p>Boston02</text:p>
          </table:table-cell>
          <table:table-cell office:value-type="string" calcext:value-type="string">
            <text:p>Boston03</text:p>
          </table:table-cell>
          <table:table-cell office:value-type="string" calcext:value-type="string">
            <text:p>Advertising01</text:p>
          </table:table-cell>
          <table:table-cell office:value-type="string" calcext:value-type="string">
            <text:p>Advertising02</text:p>
          </table:table-cell>
          <table:table-cell office:value-type="string" calcext:value-type="string">
            <text:p>Advertising03</text:p>
          </table:table-cell>
          <table:table-cell office:value-type="string" calcext:value-type="string">
            <text:p>Boston Average</text:p>
          </table:table-cell>
          <table:table-cell office:value-type="string" calcext:value-type="string">
            <text:p>Advertising Average</text:p>
          </table:table-cell>
        </table:table-row>
        <table:table-row table:style-name="ro1">
          <table:table-cell office:value-type="string" calcext:value-type="string">
            <text:p>m5ad.4xlarge</text:p>
          </table:table-cell>
          <table:table-cell office:value-type="float" office:value="11.845" calcext:value-type="float">
            <text:p>11.845</text:p>
          </table:table-cell>
          <table:table-cell office:value-type="float" office:value="9.4473" calcext:value-type="float">
            <text:p>9.4473</text:p>
          </table:table-cell>
          <table:table-cell office:value-type="float" office:value="9.3882" calcext:value-type="float">
            <text:p>9.3882</text:p>
          </table:table-cell>
          <table:table-cell office:value-type="float" office:value="16.0302" calcext:value-type="float">
            <text:p>16.0302</text:p>
          </table:table-cell>
          <table:table-cell office:value-type="float" office:value="14.1329" calcext:value-type="float">
            <text:p>14.1329</text:p>
          </table:table-cell>
          <table:table-cell office:value-type="float" office:value="14.1035" calcext:value-type="float">
            <text:p>14.1035</text:p>
          </table:table-cell>
          <table:table-cell table:style-name="ce1" table:formula="of:=SUM([.B12:.D12])/3" office:value-type="float" office:value="10.2268333333333" calcext:value-type="float">
            <text:p>10.2268333333333</text:p>
          </table:table-cell>
          <table:table-cell table:formula="of:=SUM([.E12:.G12])/3" office:value-type="float" office:value="14.7555333333333" calcext:value-type="float">
            <text:p>14.7555333333333</text:p>
          </table:table-cell>
        </table:table-row>
        <table:table-row table:style-name="ro1">
          <table:table-cell office:value-type="string" calcext:value-type="string">
            <text:p>t2.medium</text:p>
          </table:table-cell>
          <table:table-cell office:value-type="float" office:value="10.8039" calcext:value-type="float">
            <text:p>10.8039</text:p>
          </table:table-cell>
          <table:table-cell table:number-columns-repeated="2" office:value-type="float" office:value="10.9371" calcext:value-type="float">
            <text:p>10.9371</text:p>
          </table:table-cell>
          <table:table-cell office:value-type="float" office:value="19.0692" calcext:value-type="float">
            <text:p>19.0692</text:p>
          </table:table-cell>
          <table:table-cell table:number-columns-repeated="2" office:value-type="float" office:value="16.4495" calcext:value-type="float">
            <text:p>16.4495</text:p>
          </table:table-cell>
          <table:table-cell table:formula="of:=SUM([.B13:.D13])/3" office:value-type="float" office:value="10.8927" calcext:value-type="float">
            <text:p>10.8927</text:p>
          </table:table-cell>
          <table:table-cell table:formula="of:=SUM([.E13:.G13])/3" office:value-type="float" office:value="17.3227333333333" calcext:value-type="float">
            <text:p>17.3227333333333</text:p>
          </table:table-cell>
        </table:table-row>
        <table:table-row table:style-name="ro1">
          <table:table-cell office:value-type="string" calcext:value-type="string">
            <text:p>t2.xlarge</text:p>
          </table:table-cell>
          <table:table-cell office:value-type="float" office:value="12.1877" calcext:value-type="float">
            <text:p>12.1877</text:p>
          </table:table-cell>
          <table:table-cell office:value-type="float" office:value="9.2559" calcext:value-type="float">
            <text:p>9.2559</text:p>
          </table:table-cell>
          <table:table-cell office:value-type="float" office:value="9.1808" calcext:value-type="float">
            <text:p>9.1808</text:p>
          </table:table-cell>
          <table:table-cell office:value-type="float" office:value="16.4433" calcext:value-type="float">
            <text:p>16.4433</text:p>
          </table:table-cell>
          <table:table-cell office:value-type="float" office:value="13.9508" calcext:value-type="float">
            <text:p>13.9508</text:p>
          </table:table-cell>
          <table:table-cell office:value-type="float" office:value="14.0121" calcext:value-type="float">
            <text:p>14.0121</text:p>
          </table:table-cell>
          <table:table-cell table:formula="of:=SUM([.B14:.D14])/3" office:value-type="float" office:value="10.2081333333333" calcext:value-type="float">
            <text:p>10.2081333333333</text:p>
          </table:table-cell>
          <table:table-cell table:formula="of:=SUM([.E14:.G14])/3" office:value-type="float" office:value="14.8020666666667" calcext:value-type="float">
            <text:p>14.8020666666667</text:p>
          </table:table-cell>
        </table:table-row>
        <table:table-row table:style-name="ro1">
          <table:table-cell office:value-type="string" calcext:value-type="string">
            <text:p>t3a.2xlarge</text:p>
          </table:table-cell>
          <table:table-cell table:style-name="ce1" office:value-type="float" office:value="14.659" calcext:value-type="float">
            <text:p>14.659</text:p>
          </table:table-cell>
          <table:table-cell office:value-type="float" office:value="18.7693" calcext:value-type="float">
            <text:p>18.7693</text:p>
          </table:table-cell>
          <table:table-cell office:value-type="float" office:value="14.659" calcext:value-type="float">
            <text:p>14.659</text:p>
          </table:table-cell>
          <table:table-cell office:value-type="float" office:value="18.125" calcext:value-type="float">
            <text:p>18.125</text:p>
          </table:table-cell>
          <table:table-cell table:number-columns-repeated="2" office:value-type="float" office:value="14.9491" calcext:value-type="float">
            <text:p>14.9491</text:p>
          </table:table-cell>
          <table:table-cell table:formula="of:=SUM([.B15:.D15])/3" office:value-type="float" office:value="16.0291" calcext:value-type="float">
            <text:p>16.0291</text:p>
          </table:table-cell>
          <table:table-cell table:formula="of:=SUM([.E15:.G15])/3" office:value-type="float" office:value="16.0077333333333" calcext:value-type="float">
            <text:p>16.0077333333333</text:p>
          </table:table-cell>
        </table:table-row>
        <table:table-row table:style-name="ro1">
          <table:table-cell office:value-type="string" calcext:value-type="string">
            <text:p>t3a.large</text:p>
          </table:table-cell>
          <table:table-cell office:value-type="float" office:value="15.4175" calcext:value-type="float">
            <text:p>15.4175</text:p>
          </table:table-cell>
          <table:table-cell office:value-type="float" office:value="13.4372" calcext:value-type="float">
            <text:p>13.4372</text:p>
          </table:table-cell>
          <table:table-cell office:value-type="float" office:value="13.2525" calcext:value-type="float">
            <text:p>13.2525</text:p>
          </table:table-cell>
          <table:table-cell office:value-type="float" office:value="21.82" calcext:value-type="float">
            <text:p>21.82</text:p>
          </table:table-cell>
          <table:table-cell table:number-columns-repeated="2" office:value-type="float" office:value="20.5393" calcext:value-type="float">
            <text:p>20.5393</text:p>
          </table:table-cell>
          <table:table-cell table:formula="of:=SUM([.B16:.D16])/3" office:value-type="float" office:value="14.0357333333333" calcext:value-type="float">
            <text:p>14.0357333333333</text:p>
          </table:table-cell>
          <table:table-cell table:formula="of:=SUM([.E16:.G16])/3" office:value-type="float" office:value="20.9662" calcext:value-type="float">
            <text:p>20.9662</text:p>
          </table:table-cell>
        </table:table-row>
        <table:table-row table:style-name="ro1">
          <table:table-cell office:value-type="string" calcext:value-type="string">
            <text:p>Azure</text:p>
          </table:table-cell>
          <table:table-cell office:value-type="float" office:value="14.1407" calcext:value-type="float">
            <text:p>14.1407</text:p>
          </table:table-cell>
          <table:table-cell office:value-type="float" office:value="14.5947" calcext:value-type="float">
            <text:p>14.5947</text:p>
          </table:table-cell>
          <table:table-cell office:value-type="float" office:value="14.3217" calcext:value-type="float">
            <text:p>14.3217</text:p>
          </table:table-cell>
          <table:table-cell table:number-columns-repeated="3" office:value-type="float" office:value="21.5501" calcext:value-type="float">
            <text:p>21.5501</text:p>
          </table:table-cell>
          <table:table-cell table:formula="of:=SUM([.B17:.D17])/3" office:value-type="float" office:value="14.3523666666667" calcext:value-type="float">
            <text:p>14.3523666666667</text:p>
          </table:table-cell>
          <table:table-cell table:formula="of:=SUM([.E17:.G17])/3" office:value-type="float" office:value="21.5501" calcext:value-type="float">
            <text:p>21.5501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float" office:value="18.9773" calcext:value-type="float">
            <text:p>18.9773</text:p>
          </table:table-cell>
          <table:table-cell office:value-type="float" office:value="18.3648" calcext:value-type="float">
            <text:p>18.3648</text:p>
          </table:table-cell>
          <table:table-cell office:value-type="float" office:value="17.4827" calcext:value-type="float">
            <text:p>17.4827</text:p>
          </table:table-cell>
          <table:table-cell office:value-type="float" office:value="28.9199" calcext:value-type="float">
            <text:p>28.9199</text:p>
          </table:table-cell>
          <table:table-cell office:value-type="float" office:value="29.1035" calcext:value-type="float">
            <text:p>29.1035</text:p>
          </table:table-cell>
          <table:table-cell office:value-type="float" office:value="28.4495" calcext:value-type="float">
            <text:p>28.4495</text:p>
          </table:table-cell>
          <table:table-cell table:formula="of:=SUM([.B18:.D18])/3" office:value-type="float" office:value="18.2749333333333" calcext:value-type="float">
            <text:p>18.2749333333333</text:p>
          </table:table-cell>
          <table:table-cell table:formula="of:=SUM([.E18:.G18])/3" office:value-type="float" office:value="28.8243" calcext:value-type="float">
            <text:p>28.8243</text:p>
          </table:table-cell>
        </table:table-row>
        <table:table-row table:style-name="ro1">
          <table:table-cell office:value-type="string" calcext:value-type="string">
            <text:p>Local Computer</text:p>
          </table:table-cell>
          <table:table-cell office:value-type="float" office:value="6.2241" calcext:value-type="float">
            <text:p>6.2241</text:p>
          </table:table-cell>
          <table:table-cell office:value-type="float" office:value="6.8039" calcext:value-type="float">
            <text:p>6.8039</text:p>
          </table:table-cell>
          <table:table-cell office:value-type="float" office:value="7.659" calcext:value-type="float">
            <text:p>7.659</text:p>
          </table:table-cell>
          <table:table-cell office:value-type="float" office:value="11.7572" calcext:value-type="float">
            <text:p>11.7572</text:p>
          </table:table-cell>
          <table:table-cell office:value-type="float" office:value="11.1329" calcext:value-type="float">
            <text:p>11.1329</text:p>
          </table:table-cell>
          <table:table-cell office:value-type="float" office:value="13.9371" calcext:value-type="float">
            <text:p>13.9371</text:p>
          </table:table-cell>
          <table:table-cell table:formula="of:=SUM([.B19:.D19])/3" office:value-type="float" office:value="6.89566666666667" calcext:value-type="float">
            <text:p>6.89566666666667</text:p>
          </table:table-cell>
          <table:table-cell table:formula="of:=SUM([.E19:.G19])/3" office:value-type="float" office:value="12.2757333333333" calcext:value-type="float">
            <text:p>12.2757333333333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Graph 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1T14:57:24.025172095</meta:creation-date>
    <dc:date>2020-01-11T15:48:52.275219669</dc:date>
    <meta:editing-duration>PT18M34S</meta:editing-duration>
    <meta:editing-cycles>7</meta:editing-cycles>
    <meta:generator>LibreOffice/6.3.3.2$Linux_X86_64 LibreOffice_project/30$Build-2</meta:generator>
    <meta:document-statistic meta:table-count="1" meta:cell-count="109" meta:object-count="0"/>
  </office:meta>
</office:document-meta>
</file>